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5.002cm" fo:margin-left="0.624cm" table:align="left"/>
    </style:style>
    <style:style style:name="Tabella3.A" style:family="table-column">
      <style:table-column-properties style:column-width="8.251cm"/>
    </style:style>
    <style:style style:name="Tabella3.B" style:family="table-column">
      <style:table-column-properties style:column-width="6.75cm"/>
    </style:style>
    <style:style style:name="Tabella3.A1" style:family="table-cell">
      <style:table-cell-properties fo:padding-left="0.123cm" fo:padding-right="0.123cm" fo:padding-top="0cm" fo:padding-bottom="0cm" fo:border="none"/>
    </style:style>
    <style:style style:name="Tabella4" style:family="table">
      <style:table-properties style:width="15.252cm" fo:margin-left="0.626cm" table:align="left"/>
    </style:style>
    <style:style style:name="Tabella4.A" style:family="table-column">
      <style:table-column-properties style:column-width="1.251cm"/>
    </style:style>
    <style:style style:name="Tabella4.B" style:family="table-column">
      <style:table-column-properties style:column-width="1.75cm"/>
    </style:style>
    <style:style style:name="Tabella4.C" style:family="table-column">
      <style:table-column-properties style:column-width="5.251cm"/>
    </style:style>
    <style:style style:name="Tabella4.D" style:family="table-column">
      <style:table-column-properties style:column-width="7.001cm"/>
    </style:style>
    <style:style style:name="Tabella4.A1" style:family="table-cell">
      <style:table-cell-properties fo:padding-left="0.125cm" fo:padding-right="0.125cm" fo:padding-top="0cm" fo:padding-bottom="0cm" fo:border="none"/>
    </style:style>
    <style:style style:name="Tabella5" style:family="table">
      <style:table-properties style:width="16.007cm" fo:margin-left="0cm" table:align="left"/>
    </style:style>
    <style:style style:name="Tabella5.A" style:family="table-column">
      <style:table-column-properties style:column-width="7.62cm"/>
    </style:style>
    <style:style style:name="Tabella5.B" style:family="table-column">
      <style:table-column-properties style:column-width="8.387cm"/>
    </style:style>
    <style:style style:name="Tabella5.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center" style:justify-single-word="false"/>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9"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1"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6"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P17"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8"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1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20"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1"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2"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5"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26" style:family="paragraph" style:parent-style-name="Normale_20__28_Web_29_">
      <style:paragraph-properties fo:margin-left="0.501cm" fo:margin-right="0.501cm" fo:margin-top="0cm" fo:margin-bottom="0cm" style:contextual-spacing="false" fo:line-height="200%" fo:text-indent="0cm" style:auto-text-indent="false">
        <style:tab-stops/>
      </style:paragraph-properties>
    </style:style>
    <style:style style:name="P27"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28"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29"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0"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1"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32" style:family="paragraph" style:parent-style-name="Testo_20_del_20_blocco">
      <style:text-properties fo:font-size="12pt" style:font-size-asian="12pt" style:font-size-complex="12pt"/>
    </style:style>
    <style:style style:name="P33" style:family="paragraph" style:parent-style-name="Normale_20__28_Web_29_" style:list-style-name="L6">
      <style:paragraph-properties fo:margin-left="0cm" fo:margin-right="0.501cm" fo:line-height="200%" fo:text-indent="0cm" style:auto-text-indent="false"/>
    </style:style>
    <style:style style:name="P34" style:family="paragraph" style:parent-style-name="Footer">
      <style:paragraph-properties fo:text-align="center" style:justify-single-word="false"/>
    </style:style>
    <style:style style:name="P35" style:family="paragraph" style:parent-style-name="Piè_20_di_20_pagina">
      <style:paragraph-properties fo:text-align="center" style:justify-single-word="false"/>
      <style:text-properties officeooo:rsid="00191f66" officeooo:paragraph-rsid="00191f66"/>
    </style:style>
    <style:style style:name="P36" style:family="paragraph" style:parent-style-name="Normale">
      <style:paragraph-properties fo:text-align="end" style:justify-single-word="false"/>
      <style:text-properties officeooo:rsid="00191f66" officeooo:paragraph-rsid="00191f66"/>
    </style:style>
    <style:style style:name="P37" style:family="paragraph" style:parent-style-name="Normale" style:list-style-name="L5">
      <style:paragraph-properties fo:margin-left="0cm" fo:margin-right="0.499cm" fo:line-height="200%" fo:text-align="justify" style:justify-single-word="false" fo:text-indent="0cm" style:auto-text-indent="false"/>
    </style:style>
    <style:style style:name="P38" style:family="paragraph" style:parent-style-name="Heading_20_3" style:master-page-name="MPF0">
      <style:paragraph-properties style:page-number="auto" fo:break-before="page"/>
    </style:style>
    <style:style style:name="P39" style:family="paragraph">
      <style:paragraph-properties fo:text-align="justify"/>
    </style:style>
    <style:style style:name="P40" style:family="paragraph">
      <style:paragraph-properties fo:margin-left="0cm" fo:margin-right="0cm" fo:text-align="start" fo:text-indent="0cm">
        <style:tab-stops/>
      </style:paragraph-properties>
    </style:style>
    <style:style style:name="P41"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officeooo:rsid="00191f66" style:font-size-asian="11pt" style:font-weight-asian="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officeooo:rsid="00191f66" style:font-size-asian="11pt" style:font-weight-complex="bold"/>
    </style:style>
    <style:style style:name="T9" style:family="text">
      <style:text-properties fo:font-size="11pt" style:font-size-asian="11pt" style:font-size-complex="11pt"/>
    </style:style>
    <style:style style:name="T10" style:family="text">
      <style:text-properties fo:font-size="11pt" officeooo:rsid="00191f66" style:font-size-asian="11pt"/>
    </style:style>
    <style:style style:name="T11"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2"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6" style:family="text">
      <style:text-properties fo:font-size="11pt" fo:background-color="#ffff00" style:font-size-asian="11pt"/>
    </style:style>
    <style:style style:name="T17" style:family="text">
      <style:text-properties fo:font-size="11pt" fo:background-color="#ffff00" style:font-size-asian="11pt" style:font-size-complex="11pt"/>
    </style:style>
    <style:style style:name="T18" style:family="text">
      <style:text-properties fo:font-size="11pt" fo:background-color="#00ff00" style:font-size-asian="11pt"/>
    </style:style>
    <style:style style:name="T19" style:family="text">
      <style:text-properties fo:font-size="11pt" fo:background-color="#00ff00" style:font-size-asian="11pt" style:font-size-complex="11pt"/>
    </style:style>
    <style:style style:name="T20" style:family="text">
      <style:text-properties fo:font-size="11pt" fo:font-style="italic" fo:background-color="#ffff00" style:font-size-asian="11pt" style:font-style-asian="italic"/>
    </style:style>
    <style:style style:name="T21" style:family="text">
      <style:text-properties fo:font-size="11pt" fo:font-style="italic" fo:background-color="#ffff00" style:font-size-asian="11pt" style:font-style-asian="italic" style:font-size-complex="11pt" style:font-style-complex="italic"/>
    </style:style>
    <style:style style:name="T22" style:family="text">
      <style:text-properties fo:font-size="11pt" fo:font-weight="normal" officeooo:rsid="00191f66" style:font-size-asian="11pt" style:font-weight-asian="normal" style:font-weight-complex="normal"/>
    </style:style>
    <style:style style:name="T23" style:family="text">
      <style:text-properties fo:color="#000000" fo:font-size="11pt" style:font-size-asian="11pt" style:font-size-complex="11pt"/>
    </style:style>
    <style:style style:name="T24" style:family="text">
      <style:text-properties fo:color="#000000" fo:font-size="11pt" fo:background-color="#ffff00" style:font-size-asian="11pt" style:font-size-complex="11pt"/>
    </style:style>
    <style:style style:name="T25" style:family="text">
      <style:text-properties fo:color="#ff6600" fo:font-size="11pt" style:font-size-asian="11pt" style:font-size-complex="11pt"/>
    </style:style>
    <style:style style:name="T26" style:family="text">
      <style:text-properties officeooo:rsid="00191f66"/>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2pt" fo:font-style="italic" fo:font-weight="normal" style:font-size-asian="12pt" style:font-style-asian="italic" style:font-weight-asian="normal" style:font-size-complex="12pt" style:font-weight-complex="bold"/>
    </style:style>
    <style:style style:name="T31" style:family="text">
      <style:text-properties fo:font-size="14pt" fo:font-style="italic" style:font-size-asian="14pt" style:font-style-asian="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2LVL1" text:bullet-char="">
        <style:list-level-properties text:space-before="1.136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3">Prot. n. ________</text:h>
      <text:p text:style-name="P8"><text:span text:style-name="Car._20_predefinito_20_paragrafo"><text:span text:style-name="T2">Accertamento di conformità ai </text:span></text:span><text:span text:style-name="Car._20_predefinito_20_paragrafo"><text:span text:style-name="T3"><text:s/>sensi dell’art. 49 della L.R. 6 giugno 2008 n. 16 </text:span></text:span></text:p>
      <text:p text:style-name="P10">Oggetto: [oggetto] immobile sito in [ubicazione]</text:p>
      <text:p text:style-name="P8"><text:span text:style-name="Car._20_predefinito_20_paragrafo"><text:span text:style-name="T2">Richiedenti:</text:span></text:span><text:span text:style-name="Car._20_predefinito_20_paragrafo"><text:span text:style-name="T6"> </text:span></text:span><text:span text:style-name="Car._20_predefinito_20_paragrafo"><text:span text:style-name="T2">[elenco_richiedenti]</text:span></text:span></text:p>
      <text:p text:style-name="P11">IL DIRIGENTE</text:p>
      <text:p text:style-name="P8"><text:span text:style-name="Car._20_predefinito_20_paragrafo"><text:span text:style-name="T2">Premesso:</text:span></text:span></text:p>
      <text:p text:style-name="P8"><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presentava, istanza di rilascio del permesso di costruire </text:span></text:span><text:span text:style-name="Car._20_predefinito_20_paragrafo"><text:span text:style-name="T7">in sanatoria ai sensi dell’art. 49 della L.R. 6 giugno 2008 n. 16 e s.m.i.</text:span></text:span><text:span text:style-name="Car._20_predefinito_20_paragrafo"><text:span text:style-name="T3"> e </text:span></text:span><text:span text:style-name="Car._20_predefinito_20_paragrafo"><text:span text:style-name="T7">dell’art. 36 del D.P.R. 6 giugno 2001, n° 380 e s.m.i. </text:span></text:span><text:span text:style-name="Car._20_predefinito_20_paragrafo"><text:span text:style-name="T6">per l’avvenuta realizzazione di [oggetto] (oppure per esecuzione senza titolo oppure in difformità dall’autorizzazione/concessione edilizia/permesso di costruire n * del *) relative agli immobili siti in Savona, [ubicazione] censiti al NCT/NCEU di Savona, al [elenco_ct];</text:span></text:span></text:p>
      <text:p text:style-name="P12">- che detta istanza del [onload.data_presentazione] veniva recepita in atti il [onload.data_presentazione] al protocollo n° [protocollo] del [data_protocollo];</text:p>
      <text:p text:style-name="P10">Considerato che l’intervento in oggetto riguarda un immobile/un area <text:s/>compreso in:</text:p>
      <text:p text:style-name="P8"><text:span text:style-name="Car._20_predefinito_20_paragrafo"><text:span text:style-name="T7">- </text:span></text:span><text:span text:style-name="Car._20_predefinito_20_paragrafo"><text:span text:style-name="T8">[zone_piano_6] </text:span></text:span><text:span text:style-name="Car._20_predefinito_20_paragrafo"><text:span text:style-name="T7">sub-ambito </text:span></text:span><text:span text:style-name="Car._20_predefinito_20_paragrafo"><text:span text:style-name="T8">[zone_piano_7] </text:span></text:span><text:span text:style-name="Car._20_predefinito_20_paragrafo"><text:span text:style-name="T7">del </text:span></text:span><text:span text:style-name="Car._20_predefinito_20_paragrafo"><text:span text:style-name="T6">Piano Urbanistico Comunale (PUC) vigente;</text:span></text:span></text:p>
      <text:p text:style-name="P12">- ambito assoggettato dal Piano territoriale di coordinamento paesistico, approvato con deliberazione del Consiglio Regionale n° 6 del 26 febbraio 1990, ai seguenti regimi :</text:p>
      <text:p text:style-name="P8"><text:span text:style-name="Car._20_predefinito_20_paragrafo"><text:span text:style-name="T2">Assetto insediativo<text:tab/><text:tab/></text:span></text:span><text:span text:style-name="Car._20_predefinito_20_paragrafo"><text:span text:style-name="T22">[zone_piano_4]</text:span></text:span></text:p>
      <text:p text:style-name="P8"><text:span text:style-name="Car._20_predefinito_20_paragrafo"><text:span text:style-name="T2">Assetto Vegetazional</text:span></text:span><text:span text:style-name="Car._20_predefinito_20_paragrafo"><text:span text:style-name="T5">e<text:tab/><text:tab/></text:span></text:span><text:span text:style-name="Car._20_predefinito_20_paragrafo"><text:span text:style-name="T22">[zone_piano_5]</text:span></text:span></text:p>
      <text:p text:style-name="P8"><text:span text:style-name="Car._20_predefinito_20_paragrafo"><text:span text:style-name="T2">Assetto Geomorfologico<text:tab/></text:span></text:span><text:span text:style-name="Car._20_predefinito_20_paragrafo"><text:span text:style-name="T22">[zone_piano_3]</text:span></text:span></text:p>
      <text:p text:style-name="P12"><text:soft-page-break/>- ambito assoggettato (o non assoggettato a specifica disciplina) dal Piano territoriale di coordinamento dell’Area centrale ligure, approvato con deliberazione del Consiglio regionale dell’11 febbraio 1997 n° 14, al regime *;</text:p>
      <text:p text:style-name="P12">- ambito dello Strumento urbanistico attuativo della zona * , approvato con * , ambito per il quale è prevista la seguente disciplina: * ;</text:p>
      <text:p text:style-name="P8"><text:span text:style-name="Car._20_predefinito_20_paragrafo"><text:span text:style-name="T6">????????????? </text:span></text:span><text:span text:style-name="Car._20_predefinito_20_paragrafo"><text:span text:style-name="T11">(da mettere solo in caso di vincolo paesaggistico)</text:span></text:span><text:span text:style-name="Car._20_predefinito_20_paragrafo"><text:span text:style-name="T6"> - zona sottoposta a vincolo paesaggistico ai sensi dell’art. 142 del D.Lgs. 22 gennaio 2004, n. 42 (specificare tipo di vincolo ambientale);</text:span></text:span></text:p>
      <text:p text:style-name="P8"><text:span text:style-name="Car._20_predefinito_20_paragrafo"><text:span text:style-name="T6">????????????? </text:span></text:span><text:span text:style-name="Car._20_predefinito_20_paragrafo"><text:span text:style-name="T11">(da mettere solo in caso di vincolo architettonico)</text:span></text:span><text:span text:style-name="Car._20_predefinito_20_paragrafo"><text:span text:style-name="T6"> - immobile sottoposto a vincolo architettonico <text:s/>ai sensi della parte II titolo I del D.Lgs. 22 gennaio 2004, n. 42;</text:span></text:span></text:p>
      <text:p text:style-name="P8"><text:span text:style-name="Car._20_predefinito_20_paragrafo"><text:span text:style-name="T6">????????????? (</text:span></text:span><text:span text:style-name="Car._20_predefinito_20_paragrafo"><text:span text:style-name="T11">da mettere solo in caso di vincolo idrogeologico) </text:span></text:span><text:span text:style-name="Car._20_predefinito_20_paragrafo"><text:span text:style-name="T6">area sottoposte a vincolo idrogeologico, ai sensi della L.R. n. 4 del 22 gennaio 1999;</text:span></text:span></text:p>
      <text:p text:style-name="P12">?????????????? (vedere piani di bacino) - zona ricompresa nella fascia di inondabilità di tipo (A - B - C - storicamente inondata non indagata) - di cui all’art. 12, comma 2, lettera a, <text:s/>delle N.d.A dei vigenti Piani di Bacino;.</text:p>
      <text:p text:style-name="P12">?????????????? (vedere piani di bacino) - zona ricompresa nella area a suscettività al dissesto ( molto elevata - elevata - media - bassa - molto bassa <text:s/>- di cui all’art. 12, comma 2, lettera b, delle N.d.A dei vigenti Piani di Bacino;.</text:p>
      <text:p text:style-name="P17">?????????????? (in caso di area di proprietà del demanio marittimo) - area ricadente entro l'ambito demaniale marittimo e ricompresa nella fascia di rispetto ex art. 55 del Codice di Navigazione.</text:p>
      <text:p text:style-name="P17">?????????????? - area ricompresa nella fascia di rispetto ex art. 55 del Codice di Navigazione.</text:p>
      <text:p text:style-name="P12">?????????????? - zona di salvaguardia posta in prossimità della linea doganale e nel mare territoriale, ai sensi e per gli effetti dell’articolo 19 del decreto legislativo 8 novembre 1990, n. 374 </text:p>
      <text:p text:style-name="P17">?????????????? - zona ……….</text:p>
      <text:p text:style-name="P8"><text:soft-page-break/><text:span text:style-name="Car._20_predefinito_20_paragrafo"><text:span text:style-name="T2">Visti:</text:span></text:span></text:p>
      <text:p text:style-name="P12">- la documentazione in ordine alla proprietà/disponibilità degli immobili interessati alla esecuzione delle opere, recepita agli atti il [onload.data_presentazione] al protocollo n° [protocollo] del [data_protocollo];</text:p>
      <text:p text:style-name="P12">- gli elaborati di progetto delle opere, comprendenti relazione tecnica e n° * tavol* a firma del [elenco_progettisti] iscritto all'Ordine/Collegio * della provincia di * recepiti in atti il [onload.data_presentazione] al protocollo n° [protocollo] del [data_protocollo];</text:p>
      <text:p text:style-name="P8"><text:span text:style-name="Car._20_predefinito_20_paragrafo"><text:span text:style-name="T6">- </text:span></text:span><text:span text:style-name="Car._20_predefinito_20_paragrafo"><text:span text:style-name="T16">il progetto degli impianti di cui </text:span></text:span><text:span text:style-name="Car._20_predefinito_20_paragrafo"><text:span text:style-name="T23">all'art. 5 del D.M 22.1.2008 n. 37 redatto </text:span></text:span><text:span text:style-name="Car._20_predefinito_20_paragrafo"><text:span text:style-name="T6">da [elenco_progettisti] iscritto all'Ordine/Collegio * della provincia di * recepito in atti il [onload.data_presentazione] al protocollo n° [protocollo] del [data_protocollo];</text:span></text:span></text:p>
      <text:p text:style-name="P8"><text:span text:style-name="Car._20_predefinito_20_paragrafo"><text:span text:style-name="T23"><text:s/>,</text:span></text:span><text:span text:style-name="Car._20_predefinito_20_paragrafo"><text:span text:style-name="T6">- </text:span></text:span>«PARERI»</text:p>
      <text:p text:style-name="P8"><text:span text:style-name="Car._20_predefinito_20_paragrafo"><text:span text:style-name="T18">- il parere * espresso dall’Azienda Sanitaria Locale n. 2 del <text:s/>Savonese - Ufficio Igiene Pubblica con nota n° * in data * recepito agli atti al prot. n. * in data *, contenente le seguenti prescrizioni: *;</text:span></text:span></text:p>
      <text:p text:style-name="P14">con dpr 380</text:p>
      <text:p text:style-name="P8"><text:span text:style-name="Car._20_predefinito_20_paragrafo"><text:span text:style-name="T20">(oppure)</text:span></text:span><text:span text:style-name="Car._20_predefinito_20_paragrafo"><text:span text:style-name="T16">- l'autocertificazione di conformità dell’intervento alle norme igienico-sanitarie ai sensi dell’art. 20 comma 1 del D.P.R. 380/01 e s.m.i. a firma del [elenco_progettisti] sopraccitato;</text:span></text:span></text:p>
      <text:p text:style-name="P18">con l. 16/08</text:p>
      <text:p text:style-name="P21"><text:span text:style-name="Car._20_predefinito_20_paragrafo"><text:span text:style-name="T21">(oppure)</text:span></text:span><text:span text:style-name="Car._20_predefinito_20_paragrafo"><text:span text:style-name="T17">-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1"><text:span text:style-name="Car._20_predefinito_20_paragrafo"><text:span text:style-name="T21">(oppure LEGGE 16 NUOVA)</text:span></text:span><text:span text:style-name="Car._20_predefinito_20_paragrafo"><text:span text:style-name="T17">- l'attestazione sulla conformità dell’intervento alle norme igienico-sanitarie di efficienza energetica,antisismiche e di sicurezza nonché a tutte le altre disposizioni aventi incidenza sull’attività edilizia redatta dal [elenco_progettisti] ai sensi dell’art. 31 comma 2 lettera b) della Legge Regionale 6 Giugno 2008 n. 16 e s.m.i.;</text:span></text:span></text:p>
      <text:p text:style-name="P15"><text:soft-page-break/>- il parere * espresso dal Settore Qualità e Dotazioni Urbane in data * contenente le seguenti prescrizioni: *</text:p>
      <text:p text:style-name="P8"><text:span text:style-name="Car._20_predefinito_20_paragrafo"><text:span text:style-name="T18">- il parere * espresso dal Comando di Polizia Municipale in data * contenente le seguenti prescrizioni: *</text:span></text:span></text:p>
      <text:p text:style-name="P8"><text:span text:style-name="Car._20_predefinito_20_paragrafo"><text:span text:style-name="T18">- l’autorizzazione rilasciata dalla Soprintendenza per i Beni Architettonici e per il Paesaggio della Liguria </text:span></text:span><text:span text:style-name="Car._20_predefinito_20_paragrafo"><text:span text:style-name="T6">ai sensi dell’art. del D.Lgs. 22 gennaio 2004, n. 42, </text:span></text:span><text:span text:style-name="Car._20_predefinito_20_paragrafo"><text:span text:style-name="T18">con nota n.* del * , recepita agli atti al prot. n. * in data *;</text:span></text:span></text:p>
      <text:p text:style-name="P8"><text:span text:style-name="Car._20_predefinito_20_paragrafo"><text:span text:style-name="T6">- il parere </text:span></text:span><text:span text:style-name="Car._20_predefinito_20_paragrafo"><text:span text:style-name="T10">[testo_ce]</text:span></text:span><text:span text:style-name="Car._20_predefinito_20_paragrafo"><text:span text:style-name="T6"> espresso dalla nella seduta del [data_rilascio_ce]: [prescrizioni_ce]</text:span></text:span></text:p>
      <text:p text:style-name="P15">- il parere preventivo rilasciato dal Comando Provinciale dei Vigili del Fuoco di Savona con nota n.* del *, recepito agli atti al prot. n. * in data *;</text:p>
      <text:p text:style-name="P8"><text:span text:style-name="Car._20_predefinito_20_paragrafo"><text:span text:style-name="T18">- il parere / autorizzazione rilasciato da * <text:s/>(caso di altri enti o uffici competenti);</text:span></text:span></text:p>
      <text:p text:style-name="P8"><text:span text:style-name="Car._20_predefinito_20_paragrafo"><text:span text:style-name="T18">-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6">;</text:span></text:span></text:p>
      <text:p text:style-name="P8"><text:span text:style-name="Car._20_predefinito_20_paragrafo"><text:span text:style-name="T18">- l’autorizzazione dell’Agenzia delle Dogane ai sensi e per gli effetti dell’articolo 19 del decreto legislativo 8 novembre 1990, n. 374 recepita agli atti del Comune il * prot. n° * del *;</text:span></text:span></text:p>
      <text:p text:style-name="P8"><text:span text:style-name="Car._20_predefinito_20_paragrafo"><text:span text:style-name="T18">- l’autorizzazione dell’Autorità Portuale ai sensi e per gli effetti dell’articolo 55 del codice della navigazione recepita agli atti del Comune il * prot. n° * del *;</text:span></text:span></text:p>
      <text:p text:style-name="P15">- l’autorizzazione, ai sensi del D.P.R. dell’11/07/80 n. 753, rilasciata dalle Ferrovie dello Stato S.p.A. in data * e pervenuta agli atti in data * al protocollo n° * del *;</text:p>
      <text:p text:style-name="P8"><text:span text:style-name="Car._20_predefinito_20_paragrafo"><text:span text:style-name="T1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text:p>
      <text:p text:style-name="P12">- i vigenti piani territoriali di livello sovracomunale;</text:p>
      <text:p text:style-name="P8"><text:span text:style-name="Car._20_predefinito_20_paragrafo"><text:span text:style-name="T6">- lo strumento urbanistico comunale e </text:span></text:span><text:span text:style-name="Car._20_predefinito_20_paragrafo"><text:span text:style-name="T7">il regolamento edilizio </text:span></text:span><text:span text:style-name="Car._20_predefinito_20_paragrafo"><text:span text:style-name="T6">vigenti; </text:span></text:span></text:p>
      <text:p text:style-name="P13">- le vigenti leggi statali e <text:s/>regionali.</text:p>
      <text:p text:style-name="P8"><text:soft-page-break/><text:span text:style-name="Car._20_predefinito_20_paragrafo"><text:span text:style-name="T2">Visto in particolare </text:span></text:span><text:span text:style-name="Car._20_predefinito_20_paragrafo"><text:span text:style-name="T3">l’art. 49 della L.R. 6 giugno 2008 n. 16.</text:span></text:span></text:p>
      <text:p text:style-name="P8"><text:span text:style-name="Car._20_predefinito_20_paragrafo"><text:span text:style-name="T2">Visti altresì</text:span></text:span><text:span text:style-name="Car._20_predefinito_20_paragrafo"><text:span text:style-name="T6"> </text:span></text:span></text:p>
      <text:p text:style-name="P12">- la ulteriore documentazione prodotta dal Signor [elenco_richiedenti] a richiesta del Comune e recepita in atti al n° di protocollo * in data *;</text:p>
      <text:p text:style-name="P12">- gli elaborati di progetto ad integrazione ed in parziale-totale sostituzione di quelli precedentemente prodotti, comprendenti n° * tavol* grafic* e * a firma del medesimo tecnico e recepiti in atti al n° di protocollo * in data *;</text:p>
      <text:p text:style-name="P12">- l’indagine geologico - tecnica a firma del dott. geol. *, iscritto all’Ordine Regionale dei Geologi della Liguria ; indagine recepita in atti in data * al prot. n°* del * e composta dei seguenti elaborati ****;</text:p>
      <text:p text:style-name="P21"><text:span text:style-name="Car._20_predefinito_20_paragrafo"><text:span text:style-name="T17">-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9"> </text:span></text:span></text:p>
      <text:p text:style-name="P21"><text:span text:style-name="Car._20_predefinito_20_paragrafo"><text:span text:style-name="T17">- il progetto dell'impianto termico di cui all'art. 28 della L.10/91 e successivi </text:span></text:span><text:span text:style-name="Car._20_predefinito_20_paragrafo"><text:span text:style-name="T16">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7">° 1 in data 22.1.2009 </text:span></text:span><text:span text:style-name="Car._20_predefinito_20_paragrafo"><text:span text:style-name="T16">e dall’art. 54 del vigente Regolamento Edilizio</text:span></text:span><text:span text:style-name="Car._20_predefinito_20_paragrafo"><text:span text:style-name="T6">,</text:span></text:span></text:p>
      <text:p text:style-name="P21"><text:span text:style-name="Car._20_predefinito_20_paragrafo"><text:span text:style-name="T17"><text:s/>attestante la rispondenza alle prescrizioni in materia di contenimento del consumo energetico degli edifici pervenuto in data              al prot. n°           in pari data;</text:span></text:span><text:span text:style-name="Car._20_predefinito_20_paragrafo"><text:span text:style-name="T9"> </text:span></text:span></text:p>
      <text:p text:style-name="P8"><text:span text:style-name="Car._20_predefinito_20_paragrafo"><text:span text:style-name="T18">- la dichiarazione sostitutiva dell'atto di notorietà sottoscritta in data ***** dal sig. ************, relativa al non riutilizzo di terre e rocce da scavo derivanti dall'intervento ed al conferimento in disc arica attenendosi alle vigenti normative in materia;</text:span></text:span></text:p>
      <text:p text:style-name="P12">- l’istanza relativa alla richiesta di rateizzazione degli oneri di costruzione presentata dal richiedente il permesso di costruire, recepita agli atti in data *, al prot. n. * , del *; </text:p>
      <text:p text:style-name="P8"><text:soft-page-break/><text:span text:style-name="Car._20_predefinito_20_paragrafo"><text:span text:style-name="T6">- la polizza fideiussoria <text:s/>n. </text:span></text:span><text:span text:style-name="Car._20_predefinito_20_paragrafo"><text:span text:style-name="T10">[numero_fido]</text:span></text:span><text:span text:style-name="Car._20_predefinito_20_paragrafo"><text:span text:style-name="T6"> prestata da </text:span></text:span><text:span text:style-name="Car._20_predefinito_20_paragrafo"><text:span text:style-name="T10">[istituto_fido] </text:span></text:span><text:span text:style-name="Car._20_predefinito_20_paragrafo"><text:span text:style-name="T6">in data </text:span></text:span><text:span text:style-name="Car._20_predefinito_20_paragrafo"><text:span text:style-name="T10">[data_fido] </text:span></text:span><text:span text:style-name="Car._20_predefinito_20_paragrafo"><text:span text:style-name="T6">a favore di * a garanzia dell’importo </text:span></text:span><text:span text:style-name="Car._20_predefinito_20_paragrafo"><text:span text:style-name="T10">[importo_fido] </text:span></text:span><text:span text:style-name="Car._20_predefinito_20_paragrafo"><text:span text:style-name="T6">pari ai tre quarti della somma dovuta <text:s/>per oneri di costruzione rateizzati, <text:s/>recepita in atti al prot. n. * <text:s/>del *;</text:span></text:span></text:p>
      <text:p text:style-name="P8"><text:span text:style-name="Car._20_predefinito_20_paragrafo"><text:span text:style-name="T6">??????? ( ove occorre) <text:s/></text:span></text:span><text:span text:style-name="Car._20_predefinito_20_paragrafo"><text:span text:style-name="T2">Dato atto</text:span></text:span><text:span text:style-name="Car._20_predefinito_20_paragrafo"><text:span text:style-name="T6"> <text:s/></text:span></text:span></text:p>
      <text:p text:style-name="P9"><text:span text:style-name="Car._20_predefinito_20_paragrafo"><text:span text:style-name="T2">Considerato inoltre</text:span></text:span><text:span text:style-name="Car._20_predefinito_20_paragrafo"><text:span text:style-name="T6"> </text:span></text:span></text:p>
      <text:p text:style-name="P8"><text:span text:style-name="Car._20_predefinito_20_paragrafo"><text:span text:style-name="T7">- che dall’asseverazione di documentazione e di conformità dell’intervento sotto il profilo urbanistico e paesaggistico, a firma del progettista [elenco_progettisti], recepita in atti </text:span></text:span><text:span text:style-name="Car._20_predefinito_20_paragrafo"><text:span text:style-name="T6">al protocollo [protocollo] del [data_protocollo] </text:span></text:span><text:span text:style-name="Car._20_predefinito_20_paragrafo"><text:span text:style-name="T7">allegata al presente provvedimento, risulta che:</text:span></text:span></text:p>
      <text:list xml:id="list9074423624584961847" text:style-name="L5">
        <text:list-item>
          <text:p text:style-name="P37"><text:span text:style-name="Car._20_predefinito_20_paragrafo"><text:span text:style-name="T7">l’area interessata dalle opere previste in progetto, non sono assoggettate a vincolo paesaggistico;</text:span></text:span></text:p>
        </text:list-item>
        <text:list-item>
          <text:p text:style-name="P37"><text:span text:style-name="Car._20_predefinito_20_paragrafo"><text:span text:style-name="T7">non sono applicabili le limitazioni di cui all’art.46 della L.R. 22/01/1999 n°4 e dell’art. 10 della L. 21/11/2000 n° 353, relativa ad aree percorse da incendi.</text:span></text:span></text:p>
        </text:list-item>
      </text:list>
      <text:p text:style-name="P26"><text:span text:style-name="Car._20_predefinito_20_paragrafo"><text:span text:style-name="T9">- che per l'accertamento di conformità delle opere in sanatoria, la normativa di riferimento è la seguente: </text:span></text:span><text:span text:style-name="Car._20_predefinito_20_paragrafo"><text:span text:style-name="T19">da vedere caso x caso soprattutto oggi che il puc non è in salvaguardia</text:span></text:span></text:p>
      <text:list xml:id="list6617737095559347300" text:style-name="L6">
        <text:list-item>
          <text:p text:style-name="P33"><text:span text:style-name="Car._20_predefinito_20_paragrafo"><text:span text:style-name="T24">al momento della realizzazione dell'intervento: P.R.I.S /P.R.I.S variante 90/ progetto preliminare del PUC adottato in regime di salvaguardia/ PUC vigente; </text:span></text:span></text:p>
        </text:list-item>
        <text:list-item>
          <text:p text:style-name="P33"><text:span text:style-name="Car._20_predefinito_20_paragrafo"><text:span text:style-name="T17">al momento della presentazione della domanda: </text:span></text:span><text:span text:style-name="Car._20_predefinito_20_paragrafo"><text:span text:style-name="T24">P.R.I.S variante 90 (vigente al momento della presentazione dell’istanza) </text:span></text:span><text:span text:style-name="Car._20_predefinito_20_paragrafo"><text:span text:style-name="T17">e PUC vigente; </text:span></text:span></text:p>
        </text:list-item>
      </text:list>
      <text:p text:style-name="P8"><text:span text:style-name="Car._20_predefinito_20_paragrafo"><text:span text:style-name="T6">- che le opere in sanatoria hanno i requisiti di conformità con gli strumenti urbanistici di cui ai punti 1 e 2 precedenti, previsti </text:span></text:span><text:span text:style-name="Car._20_predefinito_20_paragrafo"><text:span text:style-name="T16">dall'art. 49</text:span></text:span><text:span text:style-name="Car._20_predefinito_20_paragrafo"><text:span text:style-name="T6"> comma 1 della L.R. 16/08 e s.m.i.;</text:span></text:span></text:p>
      <text:p text:style-name="P9"><text:span text:style-name="Car._20_predefinito_20_paragrafo"><text:span text:style-name="T18">- che le opere ancora da realizzare non sono in contrasto con il PUC vigente (in caso di opere ancora da realizzare)</text:span></text:span></text:p>
      <text:p text:style-name="P10">Dato atto che:</text:p>
      <text:p text:style-name="P12">- in data …………., relativamente alle opere oggetto del presente provvedimento, a seguito di accertamento di compatibilità paesaggistica, è stata rilasciata l'autorizzazione paesaggistica in <text:soft-page-break/>sanatoria n. ………ai sensi degli articoli 146 comma 4, 167 comma 4 e 5 e 181 del D.Lgs 22.01.2004 n. 42</text:p>
      <text:p text:style-name="P8"><text:span text:style-name="Car._20_predefinito_20_paragrafo"><text:span text:style-name="T2">Ritenuto</text:span></text:span></text:p>
      <text:p text:style-name="P8"><text:span text:style-name="Car._20_predefinito_20_paragrafo"><text:span text:style-name="T6">- che i lavori di cui trattasi sono classificabili quali opere di * ai sensi dell’art. 3, lett. *) D.P.R 6 giugno 2001 n° 380 e s.m.i e <text:s/></text:span></text:span><text:span text:style-name="Car._20_predefinito_20_paragrafo"><text:span text:style-name="T16">dell’art. <text:s/>comma <text:s/>lettera <text:s/>della L.R. 16 giugno 2008 n. 16;</text:span></text:span></text:p>
      <text:p text:style-name="P12">- che la procedura seguita è regolare ed i relativi atti non danno luogo a sostanziali rilievi.</text:p>
      <text:p text:style-name="P8"><text:span text:style-name="Car._20_predefinito_20_paragrafo"><text:span text:style-name="T3">Precisato</text:span></text:span><text:span text:style-name="Car._20_predefinito_20_paragrafo"><text:span text:style-name="T6">:</text:span></text:span></text:p>
      <text:p text:style-name="P12">- che le norme del regolamento edilizio applicabili a tutti gli aspetti ed adempimenti derivanti dal presente permesso di costruire e comunque a termini di legge si intendono qui espressamente richiamate.</text:p>
      <text:p text:style-name="P8"><text:span text:style-name="Car._20_predefinito_20_paragrafo"><text:span text:style-name="T2">Considerato inoltre</text:span></text:span><text:span text:style-name="Car._20_predefinito_20_paragrafo"><text:span text:style-name="T6"> </text:span></text:span></text:p>
      <text:p text:style-name="P12">- che *</text:p>
      <text:p text:style-name="P8"><text:span text:style-name="Car._20_predefinito_20_paragrafo"><text:span text:style-name="T2">Vista </text:span></text:span><text:span text:style-name="Car._20_predefinito_20_paragrafo"><text:span text:style-name="T6">la ricevuta dell’avvenuto versamento presso la C.R.S., quietanza di pagamento n° * del * a titolo di oblazione, ai sensi </text:span></text:span><text:span text:style-name="Car._20_predefinito_20_paragrafo"><text:span text:style-name="T7">dell’art. 36 del D.P.R. 6 giugno 2001, n° 380 e s.m.i. e dell’art. 49 della L.R. 6 giugno 2008 n. 16 e s.m.i.,</text:span></text:span><text:span text:style-name="Car._20_predefinito_20_paragrafo"><text:span text:style-name="T6">di <text:s text:c="16"/>****** €;</text:span></text:span></text:p>
      <text:p text:style-name="P26"><text:span text:style-name="Car._20_predefinito_20_paragrafo"><text:span text:style-name="T4">Vista inoltre</text:span></text:span><text:span text:style-name="Car._20_predefinito_20_paragrafo"><text:span text:style-name="T9"> la ricevuta dell’avvenuto versamento presso la C.R.S., quietanza di pagamento n° ……. del ………..a titolo di contributo di costruzione di cui Legge regionale n° 25 del 7 aprile 1995, ai sensi dell'art. 38 della Legge Regionale 6 giugno 2008 n. 16 e s.m.i., pari a ………..</text:span></text:span></text:p>
      <text:p text:style-name="P11">RILASCIA IL PERMESSO DI COSTRUIRE <text:s/>IN SANATORIA</text:p>
      <text:p text:style-name="P8"><text:span text:style-name="Car._20_predefinito_20_paragrafo"><text:span text:style-name="T6">ai sensi ed agli effetti </text:span></text:span><text:span text:style-name="Car._20_predefinito_20_paragrafo"><text:span text:style-name="T7">dell’art. 49 della L.R. 6 giugno 2008 n. 16 e s.m.i. e </text:span></text:span><text:span text:style-name="Car._20_predefinito_20_paragrafo"><text:span text:style-name="T6">dell'art. 36 del D.P.R. 6 giugno 2001, n° 380 e s.m.i e</text:span></text:span><text:span text:style-name="Car._20_predefinito_20_paragrafo"><text:span text:style-name="T3">,</text:span></text:span><text:span text:style-name="Car._20_predefinito_20_paragrafo"><text:span text:style-name="T6"> fatti salvi i diritti dei terzi e le autorizzazioni di competenza di altri Enti, <text:s/>al Signor </text:span></text:span><text:span text:style-name="Car._20_predefinito_20_paragrafo"><text:span text:style-name="T3">[elenco_richiedenti]</text:span></text:span><text:span text:style-name="Car._20_predefinito_20_paragrafo"><text:span text:style-name="T6"> relativo alle opere di [oggetto], <text:s/>le opere già eseguite relative agli immobili identificati in premessa ed evidenziate nei seguenti elaborati di progetto:</text:span></text:span></text:p>
      <text:p text:style-name="P12">Le opere dovranno essere eseguite in conformità ai seguenti elaborati di progetto:</text:p>
      <text:p text:style-name="P12">1) relazione tecnica</text:p>
      <text:p text:style-name="P12">2) </text:p>
      <text:p text:style-name="P12">3)</text:p>
      <text:p text:style-name="P12"><text:soft-page-break/>4)</text:p>
      <text:p text:style-name="P12">che sottoscritti dal richiedente e dal summenzionato progettista si allegano alla presente muniti di visto in data odierna alle seguenti condizioni:</text:p>
      <text:p text:style-name="P12">-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2">- sia ottemperato a quanto indicato in premessa circa le prescrizioni espresse da: (???????).</text:p>
      <text:p text:style-name="P12">Dette opere dovranno inoltre essere eseguite secondo le modalità e con le cautele indicate nell’indagine geologico-tecnica allegata al presente permesso di costruire. </text:p>
      <text:p text:style-name="P21"><text:span text:style-name="Car._20_predefinito_20_paragrafo"><text:span text:style-name="T17">L'esecuzione delle opere comporta / non comporta  la corresponsione del contributo di costruzione di cui Legge regionale n° 25 del 7 aprile 1995, ai sensi dell'art. 38 </text:span></text:span><text:span text:style-name="Car._20_predefinito_20_paragrafo"><text:span text:style-name="T19">(o 39 verificare) </text:span></text:span><text:span text:style-name="Car._20_predefinito_20_paragrafo"><text:span text:style-name="T17">della Legge Regionale. 6 giugno 2008 n. 16 e s.m.i., come di seguito determinati:</text:span></text:span></text:p>
      <text:p text:style-name="P12">1) quota di contributo di cui all'art. 2, comma 1, lett. a) della Legge regionale n° 25 del 7 aprile 1995 che risulta così suddivisa:</text:p>
      <table:table table:name="Tabella3" table:style-name="Tabella3">
        <table:table-column table:style-name="Tabella3.A"/>
        <table:table-column table:style-name="Tabella3.B"/>
        <table:table-row>
          <table:table-cell table:style-name="Tabella3.A1" office:value-type="string">
            <text:p text:style-name="P4">a) quota interesse esclusivo operatore (B1):</text:p>
            <text:p text:style-name="P4"/>
          </table:table-cell>
          <table:table-cell table:style-name="Tabella3.A1" office:value-type="string">
            <text:p text:style-name="P5">[oneri_<text:span text:style-name="T26">ur</text:span>b_1]</text:p>
          </table:table-cell>
        </table:table-row>
        <table:table-row>
          <table:table-cell table:style-name="Tabella3.A1" office:value-type="string">
            <text:p text:style-name="P4">b) quota di interesse generale (B2): </text:p>
            <text:p text:style-name="P4"/>
          </table:table-cell>
          <table:table-cell table:style-name="Tabella3.A1" office:value-type="string">
            <text:p text:style-name="P5">[oneri_<text:span text:style-name="T26">ur</text:span>b_2]</text:p>
          </table:table-cell>
        </table:table-row>
        <table:table-row>
          <table:table-cell table:style-name="Tabella3.A1" office:value-type="string">
            <text:p text:style-name="P5">complessivamente</text:p>
          </table:table-cell>
          <table:table-cell table:style-name="Tabella3.A1" office:value-type="string">
            <text:p text:style-name="P36">[oneri_urb]</text:p>
          </table:table-cell>
        </table:table-row>
        <table:table-row>
          <table:table-cell table:style-name="Tabella3.A1" office:value-type="string">
            <text:p text:style-name="P5"/>
          </table:table-cell>
          <table:table-cell table:style-name="Tabella3.A1" office:value-type="string">
            <text:p text:style-name="P5"/>
          </table:table-cell>
        </table:table-row>
      </table:table>
      <text:p text:style-name="P12">2) quota di contributo di cui all'art. 2, comma 1, lett. b) della Legge Regionale del 7 aprile 1995 n° 25 pari a [oneri_cc]</text:p>
      <text:p text:style-name="P8"><text:span text:style-name="Car._20_predefinito_20_paragrafo"><text:span text:style-name="T18">Inoltre è necessario corrispondere la somma <text:s/></text:span></text:span>«ONERI_ALTRI»<text:span text:style-name="Car._20_predefinito_20_paragrafo"><text:span text:style-name="T18"> <text:s/>quale monetizzazione dei posti auto e/o delle aree a verde non reperibili, comprensiva del valore dell’area e delle opere necessarie alla loro realizzazione;</text:span></text:span></text:p>
      <text:p text:style-name="P8"><text:span text:style-name="Car._20_predefinito_20_paragrafo"><text:span text:style-name="T12">Tali importi dovranno essere versati alla Civica Tesoreria del Comune di Savona entro e non oltre 30 giorni dalla data di ricevimento dell’avviso di rilascio del presente permesso di costruire e comunque prima della notifica dello stesso.</text:span></text:span><text:span text:style-name="Car._20_predefinito_20_paragrafo"><text:span text:style-name="T14"> </text:span></text:span></text:p>
      <text:p text:style-name="P12">(??????) in caso di rateizzazione eliminare parte soprastante in giallo e scrivi :</text:p>
      <text:p text:style-name="P16"><text:soft-page-break/>Tali importi, la cui somma ammonta a [oneri_dettaglio.tariffa] rateizzati in n. 4 rate <text:s/>come da richiesta dell’istante, dovranno essere versati alla Civica Tesoreria del Comune di Savona e corrisposti con le seguenti scadenze:</text:p>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6">I</text:p>
          </table:table-cell>
          <table:table-cell table:style-name="Tabella4.A1" office:value-type="string">
            <text:p text:style-name="P7">Rata:</text:p>
          </table:table-cell>
          <table:table-cell table:style-name="Tabella4.A1" office:value-type="string">
            <text:p text:style-name="P36">[rata_1]</text:p>
          </table:table-cell>
          <table:table-cell table:style-name="Tabella4.A1" office:value-type="string">
            <text:p text:style-name="P3"><text:span text:style-name="Car._20_predefinito_20_paragrafo"><text:span text:style-name="T11">entro e non oltre 30 giorni dalla data di ricevimento dell’avviso di rilascio del presente permesso di costruire e comunque prima della notifica dello stesso.</text:span></text:span></text:p>
          </table:table-cell>
        </table:table-row>
        <table:table-row>
          <table:table-cell table:style-name="Tabella4.A1" office:value-type="string">
            <text:p text:style-name="P6">II</text:p>
          </table:table-cell>
          <table:table-cell table:style-name="Tabella4.A1" office:value-type="string">
            <text:p text:style-name="P7">Rata:</text:p>
          </table:table-cell>
          <table:table-cell table:style-name="Tabella4.A1" office:value-type="string">
            <text:p text:style-name="P36">[rata_2]</text:p>
          </table:table-cell>
          <table:table-cell table:style-name="Tabella4.A1" office:value-type="string">
            <text:p text:style-name="P3"><text:span text:style-name="Car._20_predefinito_20_paragrafo"><text:span text:style-name="T11">entro e non oltre </text:span></text:span><text:span text:style-name="Car._20_predefinito_20_paragrafo"><text:span text:style-name="T6">sei mesi dalla data del rilascio del permesso di costruire</text:span></text:span></text:p>
          </table:table-cell>
        </table:table-row>
        <table:table-row>
          <table:table-cell table:style-name="Tabella4.A1" office:value-type="string">
            <text:p text:style-name="P6">III</text:p>
          </table:table-cell>
          <table:table-cell table:style-name="Tabella4.A1" office:value-type="string">
            <text:p text:style-name="P7">Rata:</text:p>
          </table:table-cell>
          <table:table-cell table:style-name="Tabella4.A1" office:value-type="string">
            <text:p text:style-name="P36">[rata_3]</text:p>
          </table:table-cell>
          <table:table-cell table:style-name="Tabella4.A1" office:value-type="string">
            <text:p text:style-name="P3"><text:span text:style-name="Car._20_predefinito_20_paragrafo"><text:span text:style-name="T11">entro e non oltre </text:span></text:span><text:span text:style-name="Car._20_predefinito_20_paragrafo"><text:span text:style-name="T6">12 mesi dalla data del rilascio del permesso di costruire</text:span></text:span></text:p>
          </table:table-cell>
        </table:table-row>
        <table:table-row>
          <table:table-cell table:style-name="Tabella4.A1" office:value-type="string">
            <text:p text:style-name="P6">IV</text:p>
          </table:table-cell>
          <table:table-cell table:style-name="Tabella4.A1" office:value-type="string">
            <text:p text:style-name="P7">Rata:</text:p>
          </table:table-cell>
          <table:table-cell table:style-name="Tabella4.A1" office:value-type="string">
            <text:p text:style-name="P36">[rata_4]</text:p>
          </table:table-cell>
          <table:table-cell table:style-name="Tabella4.A1" office:value-type="string">
            <text:p text:style-name="P3"><text:span text:style-name="Car._20_predefinito_20_paragrafo"><text:span text:style-name="T11">entro e non oltre 18</text:span></text:span><text:span text:style-name="Car._20_predefinito_20_paragrafo"><text:span text:style-name="T6"> mesi dalla data del rilascio del permesso di costruire</text:span></text:span></text:p>
          </table:table-cell>
        </table:table-row>
      </table:table>
      <text:p text:style-name="P12"/>
      <text:p text:style-name="P12">Le somme di cui sopra dovranno essere comunque interamente versate al momento della comunicazione di ultimazione dei lavori e/o di richiesta di abitabilità qualora ciò avvenga in data antecedente alle scadenze fissate.</text:p>
      <text:p text:style-name="P8"><text:span text:style-name="Car._20_predefinito_20_paragrafo"><text:span text:style-name="T13">I lavori dovranno essere iniziati entro un anno dalla data di ricevimento dell’avviso di avvenuto rilascio del presente permesso di costruire.</text:span></text:span></text:p>
      <text:p text:style-name="P22"><text:span text:style-name="Car._20_predefinito_20_paragrafo"><text:span text:style-name="T4">ADEMPIMENTI PRECEDENTI ALL'INIZIO DEI LAVORI</text:span></text:span></text:p>
      <text:p text:style-name="P21"><text:span text:style-name="Car._20_predefinito_20_paragrafo"><text:span text:style-name="T9">Prima dell'inizio dei lavori il titolare del permesso di costruire dovrà:</text:span></text:span></text:p>
      <text:p text:style-name="P21"><text:span text:style-name="Car._20_predefinito_20_paragrafo"><text:span text:style-name="T9">1) chiedere ed ottenere da parte del Comune il prescritto assenso per le opere di urbanizzazione che il titolare stesso si è impegnato ad eseguire direttamente con l'atto rogato dal notaio * citato in premessa;</text:span></text:span></text:p>
      <text:p text:style-name="P21"><text:span text:style-name="Car._20_predefinito_20_paragrafo"><text:span text:style-name="T9">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text:span></text:span><text:soft-page-break/><text:span text:style-name="Car._20_predefinito_20_paragrafo"><text:span text:style-name="T9">dette operazioni verrà redatto verbale da sottoscrivere dalle parti interessate e da consegnare successivamente alla registrazione; tutte le eventuali spese sono a carico del richiedente;</text:span></text:span></text:p>
      <text:p text:style-name="P21"><text:span text:style-name="Car._20_predefinito_20_paragrafo"><text:span text:style-name="T9">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span></text:p>
      <text:p text:style-name="P21"><text:span text:style-name="Car._20_predefinito_20_paragrafo"><text:span text:style-name="T9">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21"><text:span text:style-name="Car._20_predefinito_20_paragrafo"><text:span text:style-name="T9">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27"><text:soft-page-break/><text:span text:style-name="Car._20_predefinito_20_paragrafo"><text:span text:style-name="T9">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1"><text:span text:style-name="Car._20_predefinito_20_paragrafo"><text:span text:style-name="T2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span></text:p>
      <text:p text:style-name="P21"><text:span text:style-name="Car._20_predefinito_20_paragrafo"><text:span text:style-name="T9">8) depositare, il presente provvedimento con i relativi allegati nel cantiere di lavoro sino ad avvenuta ultimazione dell'opera, a disposizione degli organi di controllo;</text:span></text:span></text:p>
      <text:p text:style-name="P21"><text:span text:style-name="Car._20_predefinito_20_paragrafo"><text:span text:style-name="T9">9)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21"><text:span text:style-name="Car._20_predefinito_20_paragrafo"><text:span text:style-name="T9">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1"><text:span text:style-name="Car._20_predefinito_20_paragrafo"><text:span text:style-name="T17">11) </text:span></text:span><text:span text:style-name="Car._20_predefinito_20_paragrafo"><text:span text:style-name="T19">SE OCCORRE </text:span></text:span><text:span text:style-name="Car._20_predefinito_20_paragrafo"><text:span text:style-name="T17">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1"><text:span text:style-name="Car._20_predefinito_20_paragrafo"><text:span text:style-name="T9">12) trasmettere, prima dell’inizio dei lavori all’Azienda sanitaria locale ed all’Ispettorato Provinciale del Lavoro quanto previsto dalla legislazione vigente in materia di sicurezza e salute nei luoghi di lavoro;</text:span></text:span></text:p>
      <text:p text:style-name="P21"><text:soft-page-break/><text:span text:style-name="Car._20_predefinito_20_paragrafo"><text:span text:style-name="T9">13) richiedere le prescritte autorizzazioni di competenza degli organi ed uffici preposti per lo smaltimento ed allontanamento delle acque bianche e nere previa presentazione del relativo progetto;</text:span></text:span></text:p>
      <text:p text:style-name="P21"><text:span text:style-name="Car._20_predefinito_20_paragrafo"><text:span text:style-name="T9">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21"><text:span text:style-name="Car._20_predefinito_20_paragrafo"><text:span text:style-name="T9">15) chiedere ed ottenere dai competenti uffici le autorizzazioni e/o concessioni per gli eventuali accessi carrai, manomissioni, ripristini e/o occupazioni del suolo pubblico.</text:span></text:span></text:p>
      <text:p text:style-name="P22"><text:span text:style-name="Car._20_predefinito_20_paragrafo"><text:span text:style-name="T4">ADEMPIMENTI NEL CORSO DEI LAVORI</text:span></text:span></text:p>
      <text:p text:style-name="P21"><text:span text:style-name="Car._20_predefinito_20_paragrafo"><text:span text:style-name="T9">Durante l'esecuzione dei lavori il titolare del permesso di costruire dovrà:</text:span></text:span></text:p>
      <text:p text:style-name="P21"><text:span text:style-name="Car._20_predefinito_20_paragrafo"><text:span text:style-name="T9">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21"><text:span text:style-name="Car._20_predefinito_20_paragrafo"><text:span text:style-name="T9">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1"><text:span text:style-name="Car._20_predefinito_20_paragrafo"><text:span text:style-name="T9">3) richiedere all'Ufficio comunale competente (Settore Pianificazione Territoriale - Sportello Unico per l'Edilizia) le seguenti visite ordinarie:</text:span></text:span></text:p>
      <text:p text:style-name="P21"><text:span text:style-name="Car._20_predefinito_20_paragrafo"><text:span text:style-name="T9">- all'ultimazione dei lavori relativi alle opere contenute al disotto del piano stradale o di campagna;</text:span></text:span></text:p>
      <text:p text:style-name="P21"><text:span text:style-name="Car._20_predefinito_20_paragrafo"><text:span text:style-name="T9">- all'ultimazione dei lavori relativi alle strutture portanti del fabbricato;</text:span></text:span></text:p>
      <text:p text:style-name="P21"><text:soft-page-break/><text:span text:style-name="Car._20_predefinito_20_paragrafo"><text:span text:style-name="T9">- prima dell'inizio delle eventuali tinteggiature e/o finiture delle pareti ed elementi a vista per le scelte cromatiche e tipologiche previa campionatura in sito delle tinte da eseguirsi;</text:span></text:span></text:p>
      <text:p text:style-name="P21"><text:span text:style-name="Car._20_predefinito_20_paragrafo"><text:span text:style-name="T9">4) richiedere tempestivamente, nel caso si manifesti in corso d'opera la necessità di introdurre modifiche al progetto, l'approvazione di un progetto di variante;</text:span></text:span></text:p>
      <text:p text:style-name="P21"><text:span text:style-name="Car._20_predefinito_20_paragrafo"><text:span text:style-name="T9">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19">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1"><text:span text:style-name="Car._20_predefinito_20_paragrafo"><text:span text:style-name="T15">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9">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31"><text:span text:style-name="Car._20_predefinito_20_paragrafo"><text:span text:style-name="T4">ADEMPIMENTI SUCCESSIVI ALLA CONCLUSIONE DEI LAVORI</text:span></text:span></text:p>
      <text:p text:style-name="P21"><text:span text:style-name="Car._20_predefinito_20_paragrafo"><text:span text:style-name="T9">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19"><text:soft-page-break/>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9">2) copia o estremi dell'autorizzazione allo smaltimento dei liquami fognatizi (acque bianche e nere) rilasciata dall'organo competente;</text:p>
      <text:p text:style-name="P19">3) documentazione comprovante l'avvenuto allacciamento ai pubblici servizi;</text:p>
      <text:p text:style-name="P19">4) certificato di esecuzione a regola d'arte di tutte le opere realizzate ai fini della stabilità, della sicurezza ed incolumità pubblica e privata, redatto e firmato dal Direttore dei lavori;</text:p>
      <text:p text:style-name="P19">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19">6) dichiarazioni di conformità degli impianti realizzati o modificati e relativi allegati obbligatori rilasciate dalle imprese installatrici ai sensi dell’art. 7 del <text:s/>D.M. 22.01.2008 n. 37;</text:p>
      <text:p text:style-name="P19">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9"><text:soft-page-break/>8) documentazione attestante la conformità delle opere alle disposizioni in materia di accessibilità e superamento delle barriere architettoniche di cui alla Parte II Capo III del D.P.R. 380/2001 e s.m.i. <text:s/>e della Legge regionale 15/1989 e s.m.i.;</text:p>
      <text:p text:style-name="P19">9) eventuali atti di vincolo prescritti nel permesso di costruire o nei relativi atti di convenzione.</text:p>
      <text:p text:style-name="P20">Entro centottanta giorni dall'ultimazione dei lavori, il titolare del permesso di costruire è tenuto a presentare allo SUE la domanda di rilascio del certificato di agibilità ai sensi dell'art. 37 della L.R. 6 giugno 2008, n° 16 e s.m.i. allegando:</text:p>
      <text:p text:style-name="P19">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9">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9">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9">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9">5) certificato di prevenzione incendi rilasciato dal Comando Provinciale dei Vigili del Fuoco di Savona ai sensi della vigente normativa o dichiarazione del Direttore dei lavori che attesti che le <text:soft-page-break/>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9">6) copia o estremi, ove occorra, dell'istanza di attribuzione del numero civico per edifici oggetto di permesso di costruire rilasciata dal competente ufficio Toponomastica;</text:p>
      <text:p text:style-name="P19">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9">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9">La vigilanza delle opere sarà esercitata ai sensi delle norme di cui al Titolo IV della Parte I della L.R. 6 giugno 2008, n° 16 e s.m.i. a mezzo di funzionari ed agenti comunali e di ogni altro strumento di controllo che si riterrà utile adottare.</text:p>
      <text:p text:style-name="P21"><text:span text:style-name="Car._20_predefinito_20_paragrafo"><text:span text:style-name="T9">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1"><text:span text:style-name="Car._20_predefinito_20_paragrafo"><text:span text:style-name="T9">L'entrata in vigore di nuove previsioni urbanistiche con le quali il permesso di costruire sia in contrasto, comporta decadenza dello stesso, salvo che i lavori siano stati iniziati e vengano completati entro tre anni dalla data di inizio.</text:span></text:span></text:p>
      <text:p text:style-name="P21"><text:soft-page-break/><text:span text:style-name="Car._20_predefinito_20_paragrafo"><text:span text:style-name="T9">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1"><text:span text:style-name="Car._20_predefinito_20_paragrafo"><text:span text:style-name="T15">Il presente permesso di costruire sarà notificato all'interessato a mezzo dei messi comunali</text:span></text:span><text:span text:style-name="Car._20_predefinito_20_paragrafo"><text:span text:style-name="T9">.</text:span></text:span></text:p>
      <text:p text:style-name="P19">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1"><text:span text:style-name="Car._20_predefinito_20_paragrafo"><text:span text:style-name="T9">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9">Del rilascio del presente permesso di costruire sarà data notizia al pubblico nei modi prescritti dall'ottavo comma del comma 7 dell’art. 20 del D.P.R. 6 giugno 2001, n° 380 e s.m.i. e del comma 9 dell’art. 31 della L.R. 6 giugno 2008 n. 16 e s.m.i.</text:p>
      <text:p text:style-name="P21"><text:span text:style-name="Car._20_predefinito_20_paragrafo"><text:span text:style-name="T9">Avverso il presente provvedimento può</text:span></text:span><text:span text:style-name="Car._20_predefinito_20_paragrafo"><text:span text:style-name="T1"> </text:span></text:span><text:span text:style-name="Car._20_predefinito_20_paragrafo"><text:span text:style-name="T9">essere opposto ricorso davanti al competente T.A.R. entro 60 giorni dalla notifica della presente ovvero ricorso straordinario al Capo dello Stato entro 120 giorni dalla stessa data.</text:span></text:span></text:p>
      <text:p text:style-name="P21"><text:span text:style-name="Car._20_predefinito_20_paragrafo"><text:span text:style-name="T9">Savona, _______________</text:span></text:span></text:p>
      <table:table table:name="Tabella5" table:style-name="Tabella5">
        <table:table-column table:style-name="Tabella5.A"/>
        <table:table-column table:style-name="Tabella5.B"/>
        <table:table-row>
          <table:table-cell table:style-name="Tabella5.A1" office:value-type="string">
            <text:p text:style-name="P23"> </text:p>
          </table:table-cell>
          <table:table-cell table:style-name="Tabella5.A1" office:value-type="string">
            <text:p text:style-name="P25"><text:span text:style-name="Car._20_predefinito_20_paragrafo"><text:span text:style-name="T9">Il Dirigente</text:span></text:span></text:p>
            <text:p text:style-name="P25"><text:span text:style-name="Car._20_predefinito_20_paragrafo"><text:span text:style-name="T9">Arch.</text:span></text:span><text:span text:style-name="Car._20_predefinito_20_paragrafo"><text:span text:style-name="T1"> </text:span></text:span><text:span text:style-name="Car._20_predefinito_20_paragrafo"><text:span text:style-name="T9">Giovanna Macario</text:span></text:span></text:p>
          </table:table-cell>
        </table:table-row>
      </table:table>
      <text:p text:style-name="P32"> </text:p>
      <text:p text:style-name="P24"><text:soft-page-break/> </text:p>
      <text:p text:style-name="P28">COMUNE DI SAVONA</text:p>
      <text:p text:style-name="P29">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0"><text:s text:c="5"/>per ricevuta <text:s text:c="58"/>il Messo comunale</text:p>
      <text:p text:style-name="P30"/>
      <text:p text:style-name="P30">__________________<text:tab/><text:tab/><text:tab/> <text:s text:c="7"/>­­­­­­­­­­­­_____________________</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11.74cm" fo:margin-right="0.499cm" fo:line-height="200%" fo:text-align="justify" style:justify-single-word="false" fo:hyphenation-ladder-count="no-limit" fo:text-indent="0.748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191f66" officeooo:paragraph-rsid="00191f66"/>
    </style:style>
    <style:style style:name="MT1" style:family="text">
      <style:text-properties officeooo:rsid="00191f66"/>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T6" style:family="text">
      <style:text-properties fo:font-size="14pt" fo:font-style="italic" style:font-size-asian="14pt" style:font-style-asian="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sanatoria art. 49 04_2013.odt</text:file-name><text:tab/><text:tab/></text:p>
        <text:p text:style-name="Footer"><text:tab/> <text:s text:c="137"/>Pagina <text:span text:style-name="Numero_20_pagina"><text:page-number text:select-page="current">15</text:page-number></text:span><text:span text:style-name="Numero_20_pagina"> di </text:span><text:span text:style-name="Numero_20_pagina"><text:page-count>18</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cnico_responsabile]</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sanatoria art. 49 04_2013.odt</text:file-name><text:tab/><text:tab/></text:p>
        <text:p text:style-name="Footer"><text:tab/> <text:s text:c="137"/>Pagina <text:span text:style-name="Numero_20_pagina"><text:page-number text:select-page="current">16</text:page-number></text:span><text:span text:style-name="Numero_20_pagina"> di </text:span><text:span text:style-name="Numero_20_pagina"><text:page-count>18</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767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 text:style-name="MP3"><text:span text:style-name="MT6"/></text:p><draw:enhanced-geometry svg:viewBox="0 0 21600 21600" draw:type="non-primitive" draw:enhanced-path="M 0 0 L 21600 0 21600 21600 0 21600 Z N"/></draw:custom-shape><draw:frame draw:style-name="Mfr2" draw:name="Picture 1" text:anchor-type="as-char" svg:width="2.193cm" style:rel-width="scale" svg:height="3.127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PERMESSO PER COSTRUIRE sanatoria art. 49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02:00Z</meta:creation-date>
    <dc:date>2014-02-03T12:23:44.976000000</dc:date>
    <meta:print-date>2003-07-01T12:04:00Z</meta:print-date>
    <meta:editing-cycles>4</meta:editing-cycles>
    <meta:editing-duration>PT36M</meta:editing-duration>
    <meta:document-statistic meta:table-count="6" meta:image-count="0" meta:object-count="1" meta:page-count="18" meta:paragraph-count="220" meta:word-count="5069" meta:character-count="34927" meta:non-whitespace-character-count="29253"/>
    <meta:template xlink:type="simple" xlink:actuate="onRequest" xlink:title="" xlink:href="./PERMESSO%20PER%20COSTRUIRE%20sanatoria%20art.%2049%2004_2013.dot"/>
  </office:meta>
</office:document-meta>
</file>